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196e17"/>
    </style:style>
    <style:style style:name="T2" style:family="text">
      <style:text-properties officeooo:rsid="001b475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: <text:span text:style-name="Strong_20_Emphasis">Exploração vs. Execução — Pedir uma ideia ou uma solução pronta</text:span></text:h>
      <text:h text:style-name="Heading_20_3" text:outline-level="3">❌ Prompt Ruim:</text:h>
      <text:p text:style-name="Quotations">"Crie um sistema de recomendação."</text:p>
      <text:p text:style-name="Text_20_body">🔎 <text:span text:style-name="Strong_20_Emphasis">Por que é ruim?</text:span><text:line-break/>Esse prompt é <text:span text:style-name="Strong_20_Emphasis">vago</text:span> e deixa muitas decisões no colo da IA: tipo de recomendação (colaborativa? baseada em conteúdo?), linguagem, contexto de uso, etc. O resultado é genérico ou incorreto.</text:p>
      <text:p text:style-name="Standard"/>
      <text:h text:style-name="Heading_20_3" text:outline-level="3">✅ Prompt Bom:</text:h>
      <text:p text:style-name="Quotations">"Preciso de um sistema de recomendação baseado em conteúdo para livros, usando Python e TF-IDF. Quero que o sistema aceite o título de um livro e retorne os 5 mais similares. Os dados estão em um DataFrame com as colunas ['title', 'description']."</text:p>
      <text:p text:style-name="Standard">🔍 <text:span text:style-name="Strong_20_Emphasis">Por que funciona?</text:span><text:line-break/>Define o algoritmo, a entrada, o formato da base, o modelo matemático (TF-IDF) e o output esperado.</text:p>
      <text:p text:style-name="Standard"/>
      <text:p text:style-name="Standard"/>
      <text:h text:style-name="Heading_20_2" text:outline-level="2">2: <text:span text:style-name="Strong_20_Emphasis">Diagnóstico e Refatoração de Código</text:span></text:h>
      <text:h text:style-name="Heading_20_3" text:outline-level="3">❌ Prompt Ruim:</text:h>
      <text:p text:style-name="Quotations">"Melhore esse código."</text:p>
      <text:p text:style-name="Quotations">def processar_arquivo(caminho):</text:p>
      <text:p text:style-name="Quotations"><text:s text:c="4"/>with open(caminho, 'r') as f:</text:p>
      <text:p text:style-name="Quotations"><text:s text:c="8"/>linhas = f.readlines()</text:p>
      <text:p text:style-name="Quotations"><text:s text:c="4"/>return [linha.strip() for linha in linhas if 'erro' in linha]</text:p>
      <text:p text:style-name="Text_20_body">🔎 <text:span text:style-name="Strong_20_Emphasis">Por que é ruim?</text:span><text:line-break/>Falta qualquer tipo de <text:span text:style-name="Strong_20_Emphasis">critério ou objetivo</text:span>. Melhorar pode ser performance? clareza? segurança?</text:p>
      <text:p text:style-name="Standard"/>
      <text:h text:style-name="Heading_20_3" text:outline-level="3">✅ Prompt Bom:</text:h>
      <text:p text:style-name="Quotations">"Este código em Python lê um arquivo grande linha por linha e armazena tudo em memória. Ele está consumindo muita RAM. Refatore para usar geradores e processar os dados em streaming, sem carregar tudo na memória."</text:p>
      <text:p text:style-name="Standard">def processar_arquivo(caminho):</text:p>
      <text:p text:style-name="Standard"><text:s text:c="4"/>with open(caminho, 'r') as f:</text:p>
      <text:p text:style-name="Standard"><text:s text:c="8"/>linhas = f.readlines()</text:p>
      <text:p text:style-name="Standard"><text:soft-page-break/><text:s text:c="4"/>return [linha.strip() for linha in linhas if 'erro' in linha]</text:p>
      <text:p text:style-name="Standard"/>
      <text:p text:style-name="Standard">🔍 <text:span text:style-name="Strong_20_Emphasis">Por que funciona?</text:span><text:line-break/>O prompt fornece <text:span text:style-name="Strong_20_Emphasis">contexto técnico</text:span>, <text:span text:style-name="Strong_20_Emphasis">problema claro</text:span> e <text:span text:style-name="Strong_20_Emphasis">direção de melhoria</text:span> (uso de geradores e eficiência de memória).</text:p>
      <text:p text:style-name="Standard"/>
      <text:h text:style-name="Heading_20_2" text:outline-level="2">3: <text:span text:style-name="Strong_20_Emphasis">Formatação e Público-Alvo na Resposta</text:span></text:h>
      <text:h text:style-name="Heading_20_3" text:outline-level="3">❌ Prompt Ruim:</text:h>
      <text:p text:style-name="Quotations">"Explique regex."</text:p>
      <text:p text:style-name="Text_20_body">🔎 <text:span text:style-name="Strong_20_Emphasis">Por que é ruim?</text:span><text:line-break/>Falta definir o <text:span text:style-name="Strong_20_Emphasis">nível de conhecimento</text:span> do público, o <text:span text:style-name="Strong_20_Emphasis">formato da explicação</text:span>, e o <text:span text:style-name="Strong_20_Emphasis">contexto de uso</text:span> (linguagem, aplicação).</text:p>
      <text:p text:style-name="Standard"/>
      <text:h text:style-name="Heading_20_3" text:outline-level="3">✅ Prompt Bom:</text:h>
      <text:p text:style-name="Quotations">"Explique expressões regulares para desenvolvedores experientes em Python que querem extrair e validar e-mails em um sistema de cadastro. Use exemplos práticos, sem didatismo excessivo, e com foco em edge cases."</text:p>
      <text:p text:style-name="Standard">🔍 <text:span text:style-name="Strong_20_Emphasis">Por que funciona?</text:span><text:line-break/>Especifica o <text:span text:style-name="Strong_20_Emphasis">nível técnico</text:span>, o <text:span text:style-name="Strong_20_Emphasis">caso de uso</text:span>, a <text:span text:style-name="Strong_20_Emphasis">linguagem de programação</text:span>, e <text:span text:style-name="Strong_20_Emphasis">foca em aplicabilidade real</text:span> (emails com "+", domínios incompletos etc).</text:p>
      <text:p text:style-name="Standard"/>
      <text:h text:style-name="Heading_20_2" text:outline-level="2">4: <text:span text:style-name="Strong_20_Emphasis">Documentação de Código — Clareza e Padrão Profissional</text:span></text:h>
      <text:h text:style-name="Heading_20_3" text:outline-level="3">❌ Prompt Ruim:</text:h>
      <text:p text:style-name="Quotations">"Adicione comentários no código."</text:p>
      <text:p text:style-name="Quotations">from sklearn.linear_model import LinearRegression</text:p>
      <text:p text:style-name="Quotations">def train_model(X_train, y_train):</text:p>
      <text:p text:style-name="Quotations"><text:s text:c="4"/>model = LinearRegression()</text:p>
      <text:p text:style-name="Quotations"><text:s text:c="4"/>model.fit(X_train, y_train)</text:p>
      <text:p text:style-name="Quotations"><text:s text:c="4"/>return model</text:p>
      <text:p text:style-name="Text_20_body">🔎 <text:span text:style-name="Strong_20_Emphasis">Por que é ruim?</text:span><text:line-break/>Sem contexto, a IA pode adicionar comentários triviais, óbvios ou até incorretos. Também não fica claro <text:span text:style-name="Strong_20_Emphasis">qual padrão seguir</text:span> (Google, NumPy, reST, etc.).</text:p>
      <text:p text:style-name="Standard"/>
      <text:h text:style-name="Heading_20_3" text:outline-level="3"><text:soft-page-break/>✅ Prompt Bom:</text:h>
      <text:p text:style-name="Quotations">"Documente a função <text:span text:style-name="Source_20_Text">train_model()</text:span> abaixo usando o padrão Google Docstring. Explique o papel de cada parâmetro, o tipo retornado e o que acontece em caso de erro. A função treina um modelo de regressão linear com scikit-learn."</text:p>
      <text:p text:style-name="Standard">from sklearn.linear_model import LinearRegression</text:p>
      <text:p text:style-name="Standard"/>
      <text:p text:style-name="Standard">def train_model(X_train, y_train):</text:p>
      <text:p text:style-name="Standard"><text:s text:c="4"/>model = LinearRegression()</text:p>
      <text:p text:style-name="Standard"><text:s text:c="4"/>model.fit(X_train, y_train)</text:p>
      <text:p text:style-name="Standard"><text:s text:c="4"/>return model</text:p>
      <text:p text:style-name="Standard"/>
      <text:p text:style-name="Standard">🔍 <text:span text:style-name="Strong_20_Emphasis">Por que funciona?</text:span><text:line-break/>Especifica o <text:span text:style-name="Strong_20_Emphasis">formato de documentação</text:span>, o <text:span text:style-name="Strong_20_Emphasis">contexto da função</text:span>, o <text:span text:style-name="Strong_20_Emphasis">uso de bibliotecas específicas</text:span>, e força a IA a gerar <text:span text:style-name="Strong_20_Emphasis">docstrings robustas</text:span> com tipos, erros e descrição funcional.</text:p>
      <text:p text:style-name="Standard"/>
      <text:h text:style-name="Heading_20_2" text:outline-level="2">5: <text:span text:style-name="Strong_20_Emphasis">Criação de README.md Profissional</text:span></text:h>
      <text:h text:style-name="Heading_20_3" text:outline-level="3">❌ Prompt Ruim:</text:h>
      <text:p text:style-name="Quotations">"Crie um README <text:span text:style-name="T1">para um pacote python para limpeza de dados.</text:span>"</text:p>
      <text:p text:style-name="Text_20_body">🔎 <text:span text:style-name="Strong_20_Emphasis">Por que é ruim?</text:span><text:line-break/>A IA vai criar um README genérico, sem refletir a proposta do projeto, estrutura, dependências ou uso real. Não agrega valor.</text:p>
      <text:p text:style-name="Standard"/>
      <text:h text:style-name="Heading_20_3" text:outline-level="3">✅ Prompt Bom:</text:h>
      <text:p text:style-name="Quotations">"Crie um README.md no estilo profissional para um projeto Python chamado <text:span text:style-name="Source_20_Text">DataCleaner</text:span>. Ele é um pacote para limpeza de dados em arquivos CSV, com funções para remoção de outliers, normalização, e tratamento de valores ausentes. O projeto usa Pandas e Scikit-learn. Instruções de instalação com pip <text:span text:style-name="T2">no final</text:span>. <text:span text:style-name="T2">Quero em formato de codigo markdown para copiar e colar.</text:span>"</text:p>
      <text:p text:style-name="Text_20_body">🔎 <text:span text:style-name="Strong_20_Emphasis">Por que é bom?</text:span></text:p>
      <text:list text:style-name="L1">
        <text:list-item>
          <text:p text:style-name="P1">Especifica o <text:span text:style-name="Strong_20_Emphasis">contexto técnico completo</text:span> (nome do projeto, linguagem, finalidade).</text:p>
        </text:list-item>
        <text:list-item>
          <text:p text:style-name="P1">Define claramente as <text:span text:style-name="Strong_20_Emphasis">funcionalidades</text:span> do projeto (outliers, normalização, valores ausentes).</text:p>
        </text:list-item>
        <text:list-item>
          <text:p text:style-name="P1">Aponta as <text:span text:style-name="Strong_20_Emphasis">tecnologias utilizadas</text:span> (Pandas e Scikit-learn), permitindo à IA incluir dependências corretamente.</text:p>
        </text:list-item>
        <text:list-item>
          <text:p text:style-name="P1">Indica <text:span text:style-name="Strong_20_Emphasis">o que o README deve conter</text:span> (instalação com pip, exemplo de uso, link de documentação).</text:p>
        </text:list-item>
        <text:list-item>
          <text:p text:style-name="P1">Solicita um <text:span text:style-name="Strong_20_Emphasis">estilo profissional</text:span>, orientando o tom e a estrutura da resposta.</text:p>
        </text:list-item>
        <text:list-item>
          <text:p text:style-name="P1">Reduz ambiguidades e evita que a IA “invente” informações genéricas ou irrelevante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6:29:52.868334525</meta:creation-date>
    <dc:date>2025-03-31T16:47:51.319658929</dc:date>
    <meta:editing-duration>PT17M5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59" meta:word-count="680" meta:character-count="4370" meta:non-whitespace-character-count="3697"/>
  </office:meta>
</office:document-meta>
</file>